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75in" style:rel-column-width="32767*"/>
    </style:style>
    <style:style style:name="Table1.B" style:family="table-column">
      <style:table-column-properties style:column-width="3.75in" style:rel-column-width="32768*"/>
    </style:style>
    <style:style style:name="Table1.A1" style:family="table-cell">
      <style:table-cell-properties fo:padding="0.0382in" fo:border="none"/>
    </style:style>
    <style:style style:name="Evaluations" style:family="table">
      <style:table-properties style:width="7.45in" table:align="center"/>
    </style:style>
    <style:style style:name="Evaluations.A" style:family="table-column">
      <style:table-column-properties style:column-width="0.7465in"/>
    </style:style>
    <style:style style:name="Evaluations.B" style:family="table-column">
      <style:table-column-properties style:column-width="1.4104in"/>
    </style:style>
    <style:style style:name="Evaluations.C" style:family="table-column">
      <style:table-column-properties style:column-width="0.4611in"/>
    </style:style>
    <style:style style:name="Evaluations.D" style:family="table-column">
      <style:table-column-properties style:column-width="0.9493in"/>
    </style:style>
    <style:style style:name="Evaluations.E" style:family="table-column">
      <style:table-column-properties style:column-width="1.2722in"/>
    </style:style>
    <style:style style:name="Evaluations.G" style:family="table-column">
      <style:table-column-properties style:column-width="1.3382in"/>
    </style:style>
    <style:style style:name="Evaluations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Evaluations.G1" style:family="table-cell">
      <style:table-cell-properties style:vertical-align="middle" fo:padding="0.0382in" fo:border="0.05pt solid #000000"/>
    </style:style>
    <style:style style:name="Evaluations.A2" style:family="table-cell">
      <style:table-cell-properties fo:padding="0.0382in" fo:border-left="0.05pt solid #000000" fo:border-right="0.05pt solid #000000" fo:border-top="none" fo:border-bottom="0.05pt solid #000000"/>
    </style:style>
    <style:style style:name="Evaluations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Evaluations.G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Evaluations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text-properties style:font-name="Droid Sans2" fo:font-size="8pt" style:font-size-asian="8pt" style:font-size-complex="8pt"/>
    </style:style>
    <style:style style:name="P3" style:family="paragraph" style:parent-style-name="Table_20_Contents">
      <style:text-properties style:font-name="Droid Sans2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Droid Sans2"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roid Sans2" fo:font-size="10.5pt" fo:font-weight="bold" style:font-size-asian="10.5pt" style:font-weight-asian="bold" style:font-size-complex="10.5pt" style:font-weight-complex="bold"/>
    </style:style>
    <style:style style:name="P6" style:family="paragraph" style:parent-style-name="Text_20_body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  <style:text-properties style:font-name="Droid Sans2" fo:font-size="10.5pt" fo:font-weight="bold" style:font-size-asian="10.5pt" style:font-weight-asian="bold" style:font-size-complex="10.5pt" style:font-weight-complex="bold"/>
    </style:style>
    <style:style style:name="P8" style:family="paragraph" style:parent-style-name="Heading_20_1" style:master-page-name="First_20_Page">
      <style:paragraph-properties fo:text-align="center" style:justify-single-word="false" style:page-number="auto"/>
      <style:text-properties officeooo:paragraph-rsid="0020b27e"/>
    </style:style>
    <style:style style:name="P9" style:family="paragraph" style:parent-style-name="Table_20_Contents">
      <style:text-properties style:font-name="Droid Sans Mono"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Droid Sans2" fo:font-size="8pt" style:font-size-asian="8pt" style:font-size-complex="8pt"/>
    </style:style>
    <style:style style:name="P11" style:family="paragraph" style:parent-style-name="Table_20_Contents">
      <style:text-properties style:font-name="Droid Sans2" fo:font-size="8pt" officeooo:paragraph-rsid="001e0fb5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officeooo:rsid="001e0f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4"><text:placeholder text:placeholder-type="text">&lt;if test="sector"&gt;</text:placeholder></text:span><text:span text:style-name="T4"><text:placeholder text:placeholder-type="text">&lt;sector.operational_area.name&gt;</text:placeholder></text:span><text:span text:style-name="T4"> REGIONAL HEALTH AUTHORITY</text:span><text:span text:style-name="T4"><text:placeholder text:placeholder-type="text">&lt;/if&gt;</text:placeholder></text:span><text:span text:style-name="T4"><text:line-break/></text:span><text:span text:style-name="T4"><text:placeholder text:placeholder-type="text">&lt;if test="institution"&gt;</text:placeholder></text:span><text:span text:style-name="T1"><text:placeholder text:placeholder-type="text">&lt;institution.name.name&gt;</text:placeholder></text:span><text:span text:style-name="T1"><text:placeholder text:placeholder-type="text">&lt;/if&gt;</text:placeholder></text:span><text:span text:style-name="T1"><text:line-break/></text:span><text:span text:style-name="T2">Patient Evaluation Register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ext_20_body">Specialty/Service: <text:placeholder text:placeholder-type="text">&lt;choose test=""&gt;</text:placeholder><text:placeholder text:placeholder-type="text">&lt;when test="specialty"&gt;</text:placeholder><text:span text:style-name="T1"><text:placeholder text:placeholder-type="text">&lt;specialty.name&gt;</text:placeholder></text:span><text:placeholder text:placeholder-type="text">&lt;/when&gt;</text:placeholder><text:placeholder text:placeholder-type="text">&lt;otherwise&gt;</text:placeholder><text:span text:style-name="T1">All Services</text:span><text:placeholder text:placeholder-type="text">&lt;/otherwise&gt;</text:placeholder><text:placeholder text:placeholder-type="text">&lt;/choose&gt;</text:placeholder></text:p>
          </table:table-cell>
          <table:table-cell table:style-name="Table1.A1" office:value-type="string">
            <text:p text:style-name="P6"><text:placeholder text:placeholder-type="text">&lt;choose test=""&gt;</text:placeholder><text:placeholder text:placeholder-type="text">&lt;when test="date_start"&gt;</text:placeholder>Date Range: <text:span text:style-name="T1"><text:placeholder text:placeholder-type="text">&lt;date_start&gt;</text:placeholder></text:span><text:span text:style-name="T1"> to </text:span><text:span text:style-name="T1"><text:placeholder text:placeholder-type="text">&lt;date_end&gt;</text:placeholder></text:span><text:placeholder text:placeholder-type="text">&lt;/when&gt;</text:placeholder><text:placeholder text:placeholder-type="text">&lt;otherwise&gt;</text:placeholder>For Date: <text:span text:style-name="T1"><text:placeholder text:placeholder-type="text">&lt;eval_date&gt;</text:placeholder></text:span><text:placeholder text:placeholder-type="text">&lt;/otherwise&gt;</text:placeholder><text:placeholder text:placeholder-type="text">&lt;/choose&gt;</text:placeholder></text:p>
          </table:table-cell>
        </table:table-row>
      </table:table>
      <table:table table:name="Evaluations" table:style-name="Evaluations">
        <table:table-column table:style-name="Evaluations.A"/>
        <table:table-column table:style-name="Evaluations.B"/>
        <table:table-column table:style-name="Evaluations.C"/>
        <table:table-column table:style-name="Evaluations.D"/>
        <table:table-column table:style-name="Evaluations.E" table:number-columns-repeated="2"/>
        <table:table-column table:style-name="Evaluations.G"/>
        <table:table-header-rows>
          <table:table-row>
            <table:table-cell table:style-name="Evaluations.A1" office:value-type="string">
              <text:p text:style-name="P7"><text:span text:style-name="T3">MedRec#</text:span><text:line-break/><text:span text:style-name="T3">UPI</text:span></text:p>
            </table:table-cell>
            <table:table-cell table:style-name="Evaluations.A1" office:value-type="string">
              <text:p text:style-name="P5">Name</text:p>
            </table:table-cell>
            <table:table-cell table:style-name="Evaluations.A1" office:value-type="string">
              <text:p text:style-name="P5">Age</text:p>
              <text:p text:style-name="P4">Sex</text:p>
            </table:table-cell>
            <table:table-cell table:style-name="Evaluations.A1" office:value-type="string">
              <text:p text:style-name="P4">Service<text:line-break/><text:span text:style-name="T3">[Visit]</text:span></text:p>
            </table:table-cell>
            <table:table-cell table:style-name="Evaluations.A1" office:value-type="string">
              <text:p text:style-name="P4">Signs and Symptoms</text:p>
            </table:table-cell>
            <table:table-cell table:style-name="Evaluations.A1" office:value-type="string">
              <text:p text:style-name="P4">Procedure</text:p>
            </table:table-cell>
            <table:table-cell table:style-name="Evaluations.G1" office:value-type="string">
              <text:p text:style-name="P4">Diagnosis/<text:line-break/>Hypothesis</text:p>
            </table:table-cell>
          </table:table-row>
        </table:table-header-rows>
        <table:table-row>
          <table:table-cell table:style-name="Evaluations.A2" table:number-columns-spanned="7" office:value-type="string">
            <text:p text:style-name="Standard"><text:placeholder text:placeholder-type="text">&lt;for each="e in patient_evalua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Evaluations.A3" office:value-type="string">
            <text:p text:style-name="P9"><text:placeholder text:placeholder-type="text">&lt;e.patient.medical_record_num&gt;</text:placeholder><text:line-break/><text:placeholder text:placeholder-type="text">&lt;e.patient.puid&gt;</text:placeholder></text:p>
          </table:table-cell>
          <table:table-cell table:style-name="Evaluations.A3" office:value-type="string">
            <text:p text:style-name="P3"><text:placeholder text:placeholder-type="text">&lt;e.patient.name.name&gt;</text:placeholder></text:p>
          </table:table-cell>
          <table:table-cell table:style-name="Evaluations.A3" office:value-type="string">
            <text:p text:style-name="P10"><text:placeholder text:placeholder-type="text">&lt;e.patient.age&gt;</text:placeholder></text:p>
            <text:p text:style-name="P10"><text:placeholder text:placeholder-type="text">&lt;e.patient.sex_display&gt;</text:placeholder></text:p>
          </table:table-cell>
          <table:table-cell table:style-name="Evaluations.A3" office:value-type="string">
            <text:p text:style-name="P2"><text:placeholder text:placeholder-type="text">&lt;if test="e.specialty"&gt;</text:placeholder><text:placeholder text:placeholder-type="text">&lt;e.specialty.name&gt;</text:placeholder><text:placeholder text:placeholder-type="text">&lt;/if&gt;</text:placeholder><text:line-break/>[<text:placeholder text:placeholder-type="text">&lt;e.visit_type_display&gt;</text:placeholder>]</text:p>
          </table:table-cell>
          <table:table-cell table:style-name="Evaluations.A3" office:value-type="string">
            <text:p text:style-name="P2"><text:placeholder text:placeholder-type="text">&lt;if test="e.signs_and_symptoms"&gt;</text:placeholder><text:placeholder text:placeholder-type="text">&lt;for each="sas in e.signs_and_symptoms"&gt;</text:placeholder><text:placeholder text:placeholder-type="text">&lt;sas.clinical.name&gt;</text:placeholder> (<text:placeholder text:placeholder-type="text">&lt;sas.clinical.code&gt;</text:placeholder>), <text:placeholder text:placeholder-type="text">&lt;/for&gt;</text:placeholder><text:placeholder text:placeholder-type="text">&lt;/if&gt;</text:placeholder></text:p>
          </table:table-cell>
          <table:table-cell table:style-name="Evaluations.A3" office:value-type="string">
            <text:p text:style-name="P11"><text:placeholder text:placeholder-type="text">&lt;if test="e.actions"&gt;</text:placeholder><text:placeholder text:placeholder-type="text">&lt;for each="di in e.actions"&gt;</text:placeholder><text:placeholder text:placeholder-type="text">&lt;di.procedure.description&gt;</text:placeholder> <text:span text:style-name="T5">(</text:span><text:placeholder text:placeholder-type="text">&lt;di.procedure.name&gt;</text:placeholder><text:span text:style-name="T5">)</text:span>, <text:placeholder text:placeholder-type="text">&lt;/for&gt;</text:placeholder><text:placeholder text:placeholder-type="text">&lt;/if&gt;</text:placeholder><text:line-break/></text:p>
          </table:table-cell>
          <table:table-cell table:style-name="Evaluations.G3" office:value-type="string">
            <text:p text:style-name="P2"><text:placeholder text:placeholder-type="text">&lt;if test="e.diagnostic_hypothesis"&gt;</text:placeholder><text:placeholder text:placeholder-type="text">&lt;for each="dhy in e.diagnostic_hypothesis"&gt;</text:placeholder><text:placeholder text:placeholder-type="text">&lt;dhy.pathology.name&gt;</text:placeholder> (<text:placeholder text:placeholder-type="text">&lt;dhy.pathology.code&gt;</text:placeholder>)<text:placeholder text:placeholder-type="text">&lt;if test="dhy.first_diagnosis"&gt;</text:placeholder><text:span text:style-name="T1"> 1st</text:span><text:placeholder text:placeholder-type="text">&lt;/if&gt;</text:placeholder>, <text:placeholder text:placeholder-type="text">&lt;/for&gt;</text:placeholder><text:placeholder text:placeholder-type="text">&lt;/if&gt;</text:placeholder></text:p>
          </table:table-cell>
        </table:table-row>
        <table:table-row>
          <table:table-cell table:style-name="Evaluations.A4" table:number-columns-spanned="7" office:value-type="string">
            <text:p text:style-name="Standard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3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3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family="'Droid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3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Droid Sans1" fo:font-family="'Droid Sans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5in" fo:margin-left="0.5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0</text:page-number> of <text:page-count>1</text:page-count><text:line-break/><text:placeholder text:placeholder-type="text">&lt;institution.name.name&gt;</text:placeholder> Patient Evaluation Register for <text:span text:style-name="MT1"><text:placeholder text:placeholder-type="text">&lt;eval_date&gt;</text:placeholder></text:span><text:placeholder text:placeholder-type="text">&lt;if test="date_start"&gt;</text:placeholder> to <text:span text:style-name="MT1"><text:placeholder text:placeholder-type="text">&lt;date_end&gt;</text:placeholder></text:span><text:placeholder text:placeholder-type="text">&lt;/if&gt;</text:placeholder></text:p>
      </style:footer>
    </style:master-page>
    <style:master-page style:name="First_20_Page" style:display-name="First Page" style:page-layout-name="Mpm2" style:next-style-name="Standard">
      <style:footer>
        <text:p text:style-name="MP1">Page <text:page-number text:select-page="current">1</text:page-number> of <text:page-count>1</text:page-count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5:14:32.408693858</meta:creation-date>
    <meta:editing-duration>P0D</meta:editing-duration>
    <meta:editing-cycles>1</meta:editing-cycles>
    <meta:generator>LibreOffice/4.2.5.2$Linux_X86_64 LibreOffice_project/420m0$Build-2</meta:generator>
    <meta:keyword>patient daily evaluation register</meta:keyword>
    <dc:subject>evaluations</dc:subject>
    <dc:title>Patient Evaluation Register</dc:title>
    <meta:document-statistic meta:table-count="2" meta:image-count="0" meta:object-count="0" meta:page-count="1" meta:paragraph-count="23" meta:word-count="90" meta:character-count="1261" meta:non-whitespace-character-count="1193"/>
  </office:meta>
</office:document-meta>
</file>